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s://thecardiffandvalecollege-my.sharepoint.com/personal/750314_student_cavc_ac_uk/_layouts/15/viewer.aspx?sourcedoc=61ff4f30-9b95-49ae-89fa-997d8d58ce1c&amp;nav=%7B%22playbackOptions%22:%7B%22startTimeInSeconds%22:1.04%7D%7D" text:style-name="Internet_20_link" text:visited-style-name="Visited_20_Internet_20_Link">00:00:01</text:a> Christian's Project: Database Connection and User Management</text:p>
      <text:p text:style-name="Text_20_body"><text:a xlink:type="simple" xlink:href="https://thecardiffandvalecollege-my.sharepoint.com/personal/750314_student_cavc_ac_uk/_layouts/15/viewer.aspx?sourcedoc=61ff4f30-9b95-49ae-89fa-997d8d58ce1c&amp;nav=%7B%22playbackOptions%22:%7B%22startTimeInSeconds%22:263.24%7D%7D" text:style-name="Internet_20_link" text:visited-style-name="Visited_20_Internet_20_Link">00:04:23</text:a> Code Analysis and Data Structure Introduction in Programming</text:p>
      <text:p text:style-name="Text_20_body"><text:a xlink:type="simple" xlink:href="https://thecardiffandvalecollege-my.sharepoint.com/personal/750314_student_cavc_ac_uk/_layouts/15/viewer.aspx?sourcedoc=61ff4f30-9b95-49ae-89fa-997d8d58ce1c&amp;nav=%7B%22playbackOptions%22:%7B%22startTimeInSeconds%22:359.76%7D%7D" text:style-name="Internet_20_link" text:visited-style-name="Visited_20_Internet_20_Link">00:05:59</text:a> Software Development Techniques: Control Structure, Iteration, and File Structures</text:p>
      <text:p text:style-name="Text_20_body"><text:a xlink:type="simple" xlink:href="https://thecardiffandvalecollege-my.sharepoint.com/personal/750314_student_cavc_ac_uk/_layouts/15/viewer.aspx?sourcedoc=61ff4f30-9b95-49ae-89fa-997d8d58ce1c&amp;nav=%7B%22playbackOptions%22:%7B%22startTimeInSeconds%22:438.48%7D%7D" text:style-name="Internet_20_link" text:visited-style-name="Visited_20_Internet_20_Link">00:07:18</text:a> Input-Output Commands and Parameter Passing in Programming</text:p>
      <text:p text:style-name="Text_20_body"><text:a xlink:type="simple" xlink:href="https://thecardiffandvalecollege-my.sharepoint.com/personal/750314_student_cavc_ac_uk/_layouts/15/viewer.aspx?sourcedoc=61ff4f30-9b95-49ae-89fa-997d8d58ce1c&amp;nav=%7B%22playbackOptions%22:%7B%22startTimeInSeconds%22:531.48%7D%7D" text:style-name="Internet_20_link" text:visited-style-name="Visited_20_Internet_20_Link">00:08:51</text:a> Effective Coding Practices and Error Handling</text:p>
      <text:p text:style-name="Text_20_body"><text:a xlink:type="simple" xlink:href="https://thecardiffandvalecollege-my.sharepoint.com/personal/750314_student_cavc_ac_uk/_layouts/15/viewer.aspx?sourcedoc=61ff4f30-9b95-49ae-89fa-997d8d58ce1c&amp;nav=%7B%22playbackOptions%22:%7B%22startTimeInSeconds%22:619.28%7D%7D" text:style-name="Internet_20_link" text:visited-style-name="Visited_20_Internet_20_Link">00:10:19</text:a> Use of Self-Made Functions and Debugging in Programmin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tian Villalba</meta:initial-creator>
    <meta:creation-date>2025-06-25T12:39:09.03</meta:creation-date>
    <meta:document-statistic meta:table-count="0" meta:image-count="0" meta:object-count="0" meta:page-count="1" meta:paragraph-count="6" meta:word-count="51" meta:character-count="414"/>
    <dc:date>2025-06-25T14:36:15.15</dc:date>
    <dc:creator>Cristian Villalba</dc:creator>
    <meta:editing-duration>PT1H41M55S</meta:editing-duration>
    <meta:editing-cycles>1</meta:editing-cycles>
    <meta:generator>OpenOffice/4.1.13$Win32 OpenOffice.org_project/4113m1$Build-9810</meta:generator>
  </office:meta>
</office:document-meta>
</file>